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708" officeooo:paragraph-rsid="000ba70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708" officeooo:paragraph-rsid="000fdcc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708" officeooo:paragraph-rsid="001555a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f00da" officeooo:paragraph-rsid="000f00d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f00da" officeooo:paragraph-rsid="000fdcc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28268" officeooo:paragraph-rsid="0012826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555ad" officeooo:paragraph-rsid="001555a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fo:font-weight="bold" officeooo:rsid="000ba708" officeooo:paragraph-rsid="000ba7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Ubuntu" fo:font-size="14pt" officeooo:rsid="000ba708" officeooo:paragraph-rsid="000ba708" fo:background-color="#ddddd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fdccf" officeooo:paragraph-rsid="000fdccf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555ad" officeooo:paragraph-rsid="001555ad" fo:background-color="#ddddd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dccf" style:font-weight-asian="normal" style:font-weight-complex="normal"/>
    </style:style>
    <style:style style:name="T4" style:family="text">
      <style:text-properties fo:font-weight="normal" officeooo:rsid="00142c0d" style:font-weight-asian="normal" style:font-weight-complex="normal"/>
    </style:style>
    <style:style style:name="T5" style:family="text">
      <style:text-properties fo:font-weight="normal" officeooo:rsid="001555ad" style:font-weight-asian="normal" style:font-weight-complex="normal"/>
    </style:style>
    <style:style style:name="T6" style:family="text">
      <style:text-properties officeooo:rsid="0010f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tchAll</text:h>
      <text:p text:style-name="P3">O matchAll vai retornar uma lista com todos os padrões encontrados, cada item da lista vai conter informações do metodo match, ou seja, vai retornar uma lista com os padrões e com suas informações. Tem duas formas de acessar o matchAll, a primeira é acessando a lista inteira e a segunda é acessando os itens da lista por meio do for… of:</text:p>
      <text:p text:style-name="P10">Lista inteira:</text:p>
      <text:p text:style-name="P11">console.log([…string.matchAll(regex)]) </text:p>
      <text:p text:style-name="P2"/>
      <text:p text:style-name="P10">Itens:</text:p>
      <text:p text:style-name="P11">let array = string.matchAll(regex) </text:p>
      <text:p text:style-name="P11"/>
      <text:p text:style-name="P11">for(let item of array) { </text:p>
      <text:p text:style-name="P11"><text:tab/>console.log(item) </text:p>
      <text:p text:style-name="P11">} </text:p>
      <text:p text:style-name="P2"/>
      <text:p text:style-name="P3"><text:span text:style-name="T1">Obs-1:</text:span> Se a flag g não estiver ativa retornará um erro</text:p>
      <text:p text:style-name="P3"><text:span text:style-name="T1">Obs-2: </text:span><text:span text:style-name="T2">O lastIndex não muda conforme a string é verificada</text:span></text:p>
      <text:p text:style-name="P3"><text:span text:style-name="T2">_____________________________________________________________________</text:span></text:p>
      <text:h text:style-name="P1" text:outline-level="1">ReplaceAll</text:h>
      <text:p text:style-name="P6"><text:span text:style-name="T2">O replaceAll vai retornar uma nova string com todas as ocorrencias de um padrão substituidas por outro padrão, ou seja, vai substituir um conjunto por outro, o que vai ser substituido pode ser uma string ou um regex e o que vai substituir pode ser uma string ou função.</text:span></text:p>
      <text:p text:style-name="P7"><text:span text:style-name="T2">A diferença entre replace e replaceAll é </text:span><text:span text:style-name="T3">que o replaceAll faz a substituição baseando-se em um padrão de expressão regualar.</text:span></text:p>
      <text:p text:style-name="P12"><text:span text:style-name="T2">Let novaString = string.replaceAll(regex, ‘ ‘) </text:span></text:p>
      <text:p text:style-name="P12"><text:span text:style-name="T2">console.log(string.replaceAll(regex, ‘ ‘)) </text:span></text:p>
      <text:p text:style-name="P4"><text:soft-page-break/><text:span text:style-name="T2">_____________________________________________________________________</text:span></text:p>
      <text:h text:style-name="P1" text:outline-level="1">Split <text:span text:style-name="T6">com Regex</text:span></text:h>
      <text:p text:style-name="P8"><text:span text:style-name="T2">O metodo split vai dividir uma string </text:span><text:span text:style-name="T4">e jogar o que ela dividiu em um array, essa divisão é feita procurando um padrão, ou seja, vai dividir uma string baseando-se em um padrão, </text:span><text:span text:style-name="T5">mas não irá adicionar o padrão encontrado no array, ou seja, se achar o padrão vai adicionar o que vem antes e o que vem depois dele mas não ele, ele será ‘excluido’</text:span><text:span text:style-name="T4">.</text:span></text:p>
      <text:p text:style-name="P9"><text:span text:style-name="T4">S</text:span><text:span text:style-name="T2">erá possível buscar padrões utilizando regex:</text:span></text:p>
      <text:p text:style-name="P13"><text:span text:style-name="T2">let array = string.split(regex) </text:span></text:p>
      <text:p text:style-name="P13"><text:span text:style-name="T2">console.log(array) </text:span></text:p>
      <text:p text:style-name="P9"><text:span text:style-name="T2"/></text:p>
      <text:p text:style-name="P13"><text:span text:style-name="T2">console.log(string.split(regex)) </text:span></text:p>
      <text:p text:style-name="P5"><text:span text:style-name="T2">_____________________________________________________________________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0:50:28.300340536</meta:creation-date>
    <dc:date>2022-12-15T12:16:45.127255038</dc:date>
    <meta:editing-duration>PT45M4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262" meta:character-count="1787" meta:non-whitespace-character-count="1539"/>
  </office:meta>
</office:document-meta>
</file>